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1.166cm" svg:height="3.129cm" draw:transform="rotate (-2.54887883961252) translate (8.0690887589184cm 8.4097157418533cm)" svg:viewBox="0 0 1167 3130" svg:d="M1164 2754c-190-781-323-2208-309-2684 4-159-871-34-855 244 22 344 259 2116 306 2682 26 302 914 40 858-242z">
          <text:p/>
        </draw:path>
        <draw:path draw:style-name="gr2" draw:text-style-name="P1" draw:layer="layout" svg:width="0.903cm" svg:height="0.661cm" draw:transform="rotate (-2.15757602131539) translate (8.06765777377041cm 8.263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6.29099110710381cm 6.183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7:09.491000000</dc:date>
    <meta:editing-duration>PT3M3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